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ercent" style:data-style-name="N13"/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3.7331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23.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13.54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>
      <style:map style:condition="of:is-true-formula(NOT(ISERROR(SEARCH(&quot;High&quot;;[.D2]))))" style:apply-style-name="cf2" style:base-cell-address="Parsing_&amp;_Structure.D2"/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</style:style>
    <style:style style:name="ce6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  <style:map style:condition="of:is-true-formula(NOT(ISERROR(SEARCH(&quot;Medium&quot;;[.C2]))))" style:apply-style-name="cf1" style:base-cell-address="Parsing_&amp;_Structure.C2"/>
    </style:style>
    <style:style style:name="ce7" style:family="table-cell">
      <style:map style:condition="of:cell-content()=&quot;Extensive&quot;" style:apply-style-name="cf5"/>
      <style:map style:condition="of:is-true-formula(NOT(ISERROR(SEARCH(&quot;High&quot;;[.D2]))))" style:apply-style-name="cf4" style:base-cell-address="Types_&amp;_Internals.D2"/>
      <style:map style:condition="of:is-true-formula(NOT(ISERROR(SEARCH(&quot;Moderate&quot;;[.D2]))))" style:apply-style-name="cf1" style:base-cell-address="Types_&amp;_Internals.D2"/>
      <style:map style:condition="of:cell-content()=&quot;Low&quot;" style:apply-style-name="cf3"/>
    </style:style>
    <style:style style:name="ce8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Types_&amp;_Internals.C2"/>
      <style:map style:condition="of:is-true-formula(NOT(ISERROR(SEARCH(&quot;Medium&quot;;[.C2]))))" style:apply-style-name="cf1" style:base-cell-address="Types_&amp;_Internals.C2"/>
    </style:style>
    <style:style style:name="ce9" style:family="table-cell">
      <style:map style:condition="of:cell-content()=&quot;Low&quot;" style:apply-style-name="cf3"/>
      <style:map style:condition="of:is-true-formula(NOT(ISERROR(SEARCH(&quot;High&quot;;[.C4]))))" style:apply-style-name="cf2" style:base-cell-address="Types_&amp;_Internals.C4"/>
      <style:map style:condition="of:is-true-formula(NOT(ISERROR(SEARCH(&quot;Medium&quot;;[.C4]))))" style:apply-style-name="cf1" style:base-cell-address="Types_&amp;_Internals.C4"/>
    </style:style>
    <style:style style:name="ce10" style:family="table-cell">
      <style:map style:condition="of:cell-content()=&quot;Low&quot;" style:apply-style-name="cf3"/>
      <style:map style:condition="of:is-true-formula(NOT(ISERROR(SEARCH(&quot;High&quot;;[.C3]))))" style:apply-style-name="cf2" style:base-cell-address="Types_&amp;_Internals.C3"/>
      <style:map style:condition="of:is-true-formula(NOT(ISERROR(SEARCH(&quot;Medium&quot;;[.C3]))))" style:apply-style-name="cf1" style:base-cell-address="Types_&amp;_Internals.C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table variables are defined with 'var {variable} (: type) = expr'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1" table:style-name="ce3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mmutable variables are defined with 'val {value} (:type) = expr'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1" table:style-name="ce3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1">
            <text:p>Public modifier not allowed for mutable fields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1" table:style-name="ce3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0.75" table:style-name="ce3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Tuple assignment at class level (e.g. 'val (a, b) = tuple')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Moderate</text:p>
          </table:table-cell>
          <table:table-cell office:value-type="percentage" office:value="0" table:style-name="ce3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1">
            <text:p>Implement default constructors for classes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1" table:style-name="ce3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Moderate</text:p>
          </table:table-cell>
          <table:table-cell office:value-type="percentage" office:value="0" table:style-name="ce3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Moderate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1">
            <text:p>Default constructor propertly handles default literal values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Low</text:p>
          </table:table-cell>
          <table:table-cell office:value-type="percentage" office:value="1" table:style-name="ce3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Moderate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office:value-type="string" table:style-name="ce1">
            <text:p>This will potentially break other shit</text:p>
          </table:table-cell>
          <table:table-cell table:number-columns-repeated="16378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1">
            <text:p>Implement newline handling / parser specification for newlines</text:p>
          </table:table-cell>
          <table:table-cell office:value-type="string" table:style-name="ce6">
            <text:p>High</text:p>
          </table:table-cell>
          <table:table-cell office:value-type="string" table:style-name="ce5">
            <text:p>High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High</text:p>
          </table:table-cell>
          <table:table-cell office:value-type="percentage" office:value="0" table:style-name="ce3">
            <text:p>0%</text:p>
          </table:table-cell>
          <table:table-cell office:value-type="string" table:style-name="ce4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High</text:p>
          </table:table-cell>
          <table:table-cell office:value-type="percentage" office:value="0" table:style-name="ce3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Low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6">
            <text:p>Medium</text:p>
          </table:table-cell>
          <table:table-cell office:value-type="string" table:style-name="ce5">
            <text:p>High</text:p>
          </table:table-cell>
          <table:table-cell office:value-type="percentage" office:value="0" table:style-name="ce3">
            <text:p>0%</text:p>
          </table:table-cell>
          <table:table-cell office:value-type="string" table:style-name="ce5">
            <text:p>Will probably break lots of shit. Might require multiple revs / other tasks</text:p>
          </table:table-cell>
          <table:table-cell table:number-columns-repeated="16378"/>
        </table:table-row>
        <table:table-row table:number-rows-repeated="10" table:style-name="ro1">
          <table:table-cell table:number-columns-repeated="2" table:style-name="ce1"/>
          <table:table-cell table:style-name="ce6"/>
          <table:table-cell table:style-name="ce5"/>
          <table:table-cell table:style-name="ce3"/>
          <table:table-cell table:number-columns-repeated="16379" table:style-name="ce1"/>
        </table:table-row>
        <table:table-row table:number-rows-repeated="43" table:style-name="ro1">
          <table:table-cell table:number-columns-repeated="2"/>
          <table:table-cell table:style-name="ce6"/>
          <table:table-cell table:style-name="ce5"/>
          <table:table-cell table:style-name="ce3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.5" table:style-name="ce3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0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0" table:style-name="ce3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9">
            <text:p>Medium</text:p>
          </table:table-cell>
          <table:table-cell office:value-type="string" table:style-name="ce7">
            <text:p>Extensive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9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.75" table:style-name="ce3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ype inference for fields defined at class level initialized to literal values</text:p>
          </table:table-cell>
          <table:table-cell office:value-type="string" table:style-name="ce9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3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ype inference for fields defined at class level initialized to non-literal values</text:p>
          </table:table-cell>
          <table:table-cell office:value-type="string" table:style-name="ce9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3">
            <text:p>100%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9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0" table:style-name="ce3">
            <text:p>0%</text:p>
          </table:table-cell>
          <table:table-cell office:value-type="string" table:style-name="ce4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9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9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9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9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3">
            <text:p>0%</text:p>
          </table:table-cell>
          <table:table-cell table:number-columns-repeated="16379" table:style-name="ce1"/>
        </table:table-row>
        <table:table-row table:number-rows-repeated="4" table:style-name="ro1">
          <table:table-cell/>
          <table:table-cell table:style-name="ce1"/>
          <table:table-cell table:style-name="ce9"/>
          <table:table-cell table:style-name="ce7"/>
          <table:table-cell table:style-name="ce3"/>
          <table:table-cell table:number-columns-repeated="16379" table:style-name="ce1"/>
        </table:table-row>
        <table:table-row table:number-rows-repeated="59" table:style-name="ro1">
          <table:table-cell table:number-columns-repeated="2"/>
          <table:table-cell table:style-name="ce9"/>
          <table:table-cell table:style-name="ce7"/>
          <table:table-cell table:style-name="ce3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Kevin W. DiVincenzo</dc:creator>
    <meta:creation-date>2015-06-27T21:57:26Z</meta:creation-date>
    <dc:date>2015-06-27T22:59:36Z</dc:date>
  </office:meta>
</office:document-meta>
</file>